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689835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officeooo:paragraph-rsid="005cba36"/>
    </style:style>
    <style:style style:name="P31" style:family="paragraph" style:parent-style-name="Text_20_body">
      <style:text-properties officeooo:paragraph-rsid="0061be3c"/>
    </style:style>
    <style:style style:name="P32" style:family="paragraph" style:parent-style-name="Text_20_body">
      <style:text-properties officeooo:paragraph-rsid="00a77484"/>
    </style:style>
    <style:style style:name="P33" style:family="paragraph" style:parent-style-name="Text_20_body">
      <style:text-properties officeooo:paragraph-rsid="00f62c65"/>
    </style:style>
    <style:style style:name="P34" style:family="paragraph" style:parent-style-name="Text_20_body">
      <style:text-properties officeooo:rsid="0119d4f8" officeooo:paragraph-rsid="0119d4f8"/>
    </style:style>
    <style:style style:name="P35" style:family="paragraph" style:parent-style-name="Text_20_body">
      <style:text-properties officeooo:rsid="01387a47" officeooo:paragraph-rsid="01387a47"/>
    </style:style>
    <style:style style:name="P36" style:family="paragraph" style:parent-style-name="Text_20_body">
      <style:text-properties officeooo:paragraph-rsid="01514aca"/>
    </style:style>
    <style:style style:name="P37" style:family="paragraph" style:parent-style-name="Text_20_body">
      <style:text-properties officeooo:rsid="0186336a" officeooo:paragraph-rsid="0186336a"/>
    </style:style>
    <style:style style:name="P38" style:family="paragraph" style:parent-style-name="Heading_20_1">
      <style:text-properties fo:language="de" fo:country="DE"/>
    </style:style>
    <style:style style:name="P39" style:family="paragraph" style:parent-style-name="Heading_20_1">
      <style:text-properties fo:language="de" fo:country="DE" officeooo:rsid="0119d4f8" officeooo:paragraph-rsid="0119d4f8"/>
    </style:style>
    <style:style style:name="P40" style:family="paragraph" style:parent-style-name="Heading_20_1">
      <style:text-properties fo:language="de" fo:country="DE" officeooo:paragraph-rsid="00b21857"/>
    </style:style>
    <style:style style:name="P41" style:family="paragraph" style:parent-style-name="Text_20_body">
      <style:text-properties fo:language="de" fo:country="DE" officeooo:rsid="015806c4" officeooo:paragraph-rsid="016f0ed4"/>
    </style:style>
    <style:style style:name="P42" style:family="paragraph" style:parent-style-name="Text_20_body">
      <style:text-properties fo:language="de" fo:country="DE" officeooo:rsid="015806c4" officeooo:paragraph-rsid="0181da5f"/>
    </style:style>
    <style:style style:name="P43" style:family="paragraph" style:parent-style-name="Text_20_body">
      <style:text-properties officeooo:paragraph-rsid="0181da5f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7" style:family="paragraph" style:parent-style-name="Text_20_body" style:list-style-name="L1">
      <style:paragraph-properties fo:margin-top="0cm" fo:margin-bottom="0cm" loext:contextual-spacing="false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d5db" style:font-style-asian="normal" style:font-style-complex="normal"/>
    </style:style>
    <style:style style:name="T128" style:family="text">
      <style:text-properties fo:language="de" fo:country="DE" fo:font-style="normal" officeooo:rsid="0118af3a" style:font-style-asian="normal" style:font-style-complex="normal"/>
    </style:style>
    <style:style style:name="T129" style:family="text">
      <style:text-properties fo:language="de" fo:country="DE" fo:font-style="normal" officeooo:rsid="01193cff" style:font-style-asian="normal" style:font-style-complex="normal"/>
    </style:style>
    <style:style style:name="T130" style:family="text">
      <style:text-properties fo:language="de" fo:country="DE" fo:font-style="normal" officeooo:rsid="0119c453" style:font-style-asian="normal" style:font-style-complex="normal"/>
    </style:style>
    <style:style style:name="T131" style:family="text">
      <style:text-properties fo:language="de" fo:country="DE" fo:font-style="normal" officeooo:rsid="011b1b0a" style:font-style-asian="normal" style:font-style-complex="normal"/>
    </style:style>
    <style:style style:name="T132" style:family="text">
      <style:text-properties fo:language="de" fo:country="DE" fo:font-style="normal" officeooo:rsid="011b6484" style:font-style-asian="normal" style:font-style-complex="normal"/>
    </style:style>
    <style:style style:name="T133" style:family="text">
      <style:text-properties fo:language="de" fo:country="DE" fo:font-style="normal" officeooo:rsid="011c42ba" style:font-style-asian="normal" style:font-style-complex="normal"/>
    </style:style>
    <style:style style:name="T134" style:family="text">
      <style:text-properties fo:language="de" fo:country="DE" fo:font-style="normal" officeooo:rsid="0124fa3e" style:font-style-asian="normal" style:font-style-complex="normal"/>
    </style:style>
    <style:style style:name="T135" style:family="text">
      <style:text-properties fo:language="de" fo:country="DE" fo:font-style="normal" officeooo:rsid="012e0759" style:font-style-asian="normal" style:font-style-complex="normal"/>
    </style:style>
    <style:style style:name="T136" style:family="text">
      <style:text-properties fo:language="de" fo:country="DE" fo:font-style="normal" officeooo:rsid="012e2ae1" style:font-style-asian="normal" style:font-style-complex="normal"/>
    </style:style>
    <style:style style:name="T137" style:family="text">
      <style:text-properties fo:language="de" fo:country="DE" fo:font-style="normal" officeooo:rsid="012eefa3" style:font-style-asian="normal" style:font-style-complex="normal"/>
    </style:style>
    <style:style style:name="T138" style:family="text">
      <style:text-properties fo:language="de" fo:country="DE" fo:font-style="normal" officeooo:rsid="01304a46" style:font-style-asian="normal" style:font-style-complex="normal"/>
    </style:style>
    <style:style style:name="T139" style:family="text">
      <style:text-properties fo:language="de" fo:country="DE" fo:font-style="normal" officeooo:rsid="0130ceb7" style:font-style-asian="normal" style:font-style-complex="normal"/>
    </style:style>
    <style:style style:name="T140" style:family="text">
      <style:text-properties fo:language="de" fo:country="DE" fo:font-style="normal" officeooo:rsid="0131d4e1" style:font-style-asian="normal" style:font-style-complex="normal"/>
    </style:style>
    <style:style style:name="T141" style:family="text">
      <style:text-properties fo:language="de" fo:country="DE" fo:font-style="normal" officeooo:rsid="0133d3a2" style:font-style-asian="normal" style:font-style-complex="normal"/>
    </style:style>
    <style:style style:name="T142" style:family="text">
      <style:text-properties fo:language="de" fo:country="DE" fo:font-style="normal" officeooo:rsid="01356692" style:font-style-asian="normal" style:font-style-complex="normal"/>
    </style:style>
    <style:style style:name="T143" style:family="text">
      <style:text-properties fo:language="de" fo:country="DE" fo:font-style="normal" officeooo:rsid="01370063" style:font-style-asian="normal" style:font-style-complex="normal"/>
    </style:style>
    <style:style style:name="T144" style:family="text">
      <style:text-properties fo:language="de" fo:country="DE" fo:font-style="normal" officeooo:rsid="013c459c" style:font-style-asian="normal" style:font-style-complex="normal"/>
    </style:style>
    <style:style style:name="T145" style:family="text">
      <style:text-properties fo:language="de" fo:country="DE" fo:font-style="normal" officeooo:rsid="013edeea" style:font-style-asian="normal" style:font-style-complex="normal"/>
    </style:style>
    <style:style style:name="T146" style:family="text">
      <style:text-properties fo:language="de" fo:country="DE" fo:font-style="normal" officeooo:rsid="0142e9c4" style:font-style-asian="normal" style:font-style-complex="normal"/>
    </style:style>
    <style:style style:name="T147" style:family="text">
      <style:text-properties fo:language="de" fo:country="DE" fo:font-style="normal" officeooo:rsid="01449f3c" style:font-style-asian="normal" style:font-style-complex="normal"/>
    </style:style>
    <style:style style:name="T148" style:family="text">
      <style:text-properties fo:language="de" fo:country="DE" fo:font-style="normal" officeooo:rsid="0146621b" style:font-style-asian="normal" style:font-style-complex="normal"/>
    </style:style>
    <style:style style:name="T149" style:family="text">
      <style:text-properties fo:language="de" fo:country="DE" fo:font-style="normal" officeooo:rsid="0146770b" style:font-style-asian="normal" style:font-style-complex="normal"/>
    </style:style>
    <style:style style:name="T150" style:family="text">
      <style:text-properties fo:language="de" fo:country="DE" fo:font-style="normal" officeooo:rsid="0147f164" style:font-style-asian="normal" style:font-style-complex="normal"/>
    </style:style>
    <style:style style:name="T151" style:family="text">
      <style:text-properties fo:language="de" fo:country="DE" fo:font-style="normal" officeooo:rsid="0149b8ed" style:font-style-asian="normal" style:font-style-complex="normal"/>
    </style:style>
    <style:style style:name="T152" style:family="text">
      <style:text-properties fo:language="de" fo:country="DE" fo:font-style="normal" officeooo:rsid="014a3b13" style:font-style-asian="normal" style:font-style-complex="normal"/>
    </style:style>
    <style:style style:name="T153" style:family="text">
      <style:text-properties fo:language="de" fo:country="DE" fo:font-style="normal" officeooo:rsid="014c3d1b" style:font-style-asian="normal" style:font-style-complex="normal"/>
    </style:style>
    <style:style style:name="T154" style:family="text">
      <style:text-properties fo:language="de" fo:country="DE" fo:font-style="normal" officeooo:rsid="014d2f6d" style:font-style-asian="normal" style:font-style-complex="normal"/>
    </style:style>
    <style:style style:name="T155" style:family="text">
      <style:text-properties fo:language="de" fo:country="DE" fo:font-style="normal" officeooo:rsid="014fcc93" style:font-style-asian="normal" style:font-style-complex="normal"/>
    </style:style>
    <style:style style:name="T156" style:family="text">
      <style:text-properties fo:language="de" fo:country="DE" fo:font-style="normal" officeooo:rsid="01514aca" style:font-style-asian="normal" style:font-style-complex="normal"/>
    </style:style>
    <style:style style:name="T157" style:family="text">
      <style:text-properties fo:language="de" fo:country="DE" fo:font-style="normal" officeooo:rsid="0152a8b2" style:font-style-asian="normal" style:font-style-complex="normal"/>
    </style:style>
    <style:style style:name="T158" style:family="text">
      <style:text-properties fo:language="de" fo:country="DE" fo:font-style="normal" officeooo:rsid="0153dfd9" style:font-style-asian="normal" style:font-style-complex="normal"/>
    </style:style>
    <style:style style:name="T159" style:family="text">
      <style:text-properties fo:language="de" fo:country="DE" fo:font-style="normal" officeooo:rsid="0155ca88" style:font-style-asian="normal" style:font-style-complex="normal"/>
    </style:style>
    <style:style style:name="T160" style:family="text">
      <style:text-properties fo:language="de" fo:country="DE" fo:font-style="normal" officeooo:rsid="015746bb" style:font-style-asian="normal" style:font-style-complex="normal"/>
    </style:style>
    <style:style style:name="T161" style:family="text">
      <style:text-properties fo:language="de" fo:country="DE" officeooo:rsid="01143bfd"/>
    </style:style>
    <style:style style:name="T162" style:family="text">
      <style:text-properties fo:language="de" fo:country="DE" officeooo:rsid="0119d4f8"/>
    </style:style>
    <style:style style:name="T163" style:family="text">
      <style:text-properties fo:language="de" fo:country="DE" officeooo:rsid="013084bb"/>
    </style:style>
    <style:style style:name="T164" style:family="text">
      <style:text-properties fo:language="de" fo:country="DE" officeooo:rsid="013969f2"/>
    </style:style>
    <style:style style:name="T165" style:family="text">
      <style:text-properties fo:language="de" fo:country="DE" officeooo:rsid="015806c4"/>
    </style:style>
    <style:style style:name="T166" style:family="text">
      <style:text-properties fo:language="de" fo:country="DE" officeooo:rsid="016665bf"/>
    </style:style>
    <style:style style:name="T167" style:family="text">
      <style:text-properties fo:language="de" fo:country="DE" officeooo:rsid="0175fc28"/>
    </style:style>
    <style:style style:name="T168" style:family="text">
      <style:text-properties fo:language="de" fo:country="DE" officeooo:rsid="01778cc0"/>
    </style:style>
    <style:style style:name="T169" style:family="text">
      <style:text-properties fo:language="de" fo:country="DE" officeooo:rsid="017c4fbb"/>
    </style:style>
    <style:style style:name="T170" style:family="text">
      <style:text-properties fo:language="de" fo:country="DE" officeooo:rsid="017e129c"/>
    </style:style>
    <style:style style:name="T171" style:family="text">
      <style:text-properties fo:language="de" fo:country="DE" officeooo:rsid="017f7172"/>
    </style:style>
    <style:style style:name="T172" style:family="text">
      <style:text-properties fo:language="de" fo:country="DE" officeooo:rsid="0184c971"/>
    </style:style>
    <style:style style:name="T173" style:family="text">
      <style:text-properties fo:language="de" fo:country="DE" officeooo:rsid="01871fc4"/>
    </style:style>
    <style:style style:name="T174" style:family="text">
      <style:text-properties fo:language="de" fo:country="DE" officeooo:rsid="0188c93b"/>
    </style:style>
    <style:style style:name="T175" style:family="text">
      <style:text-properties fo:language="de" fo:country="DE" officeooo:rsid="018a099f"/>
    </style:style>
    <style:style style:name="T176" style:family="text">
      <style:text-properties fo:language="de" fo:country="DE" officeooo:rsid="018b983f"/>
    </style:style>
    <style:style style:name="T177" style:family="text">
      <style:text-properties fo:language="de" fo:country="DE" officeooo:rsid="018c54b3"/>
    </style:style>
    <style:style style:name="T178" style:family="text">
      <style:text-properties fo:language="de" fo:country="DE" officeooo:rsid="018c8c3e"/>
    </style:style>
    <style:style style:name="T179" style:family="text">
      <style:text-properties fo:language="de" fo:country="DE" officeooo:rsid="018d597d"/>
    </style:style>
    <style:style style:name="T180" style:family="text">
      <style:text-properties fo:language="de" fo:country="DE" officeooo:rsid="018f3029"/>
    </style:style>
    <style:style style:name="T181" style:family="text">
      <style:text-properties fo:language="de" fo:country="DE" officeooo:rsid="01909e21"/>
    </style:style>
    <style:style style:name="T182" style:family="text">
      <style:text-properties fo:language="de" fo:country="DE" officeooo:rsid="0190e58c"/>
    </style:style>
    <style:style style:name="T183" style:family="text">
      <style:text-properties fo:language="de" fo:country="DE" officeooo:rsid="0192aafa"/>
    </style:style>
    <style:style style:name="T184" style:family="text">
      <style:text-properties officeooo:rsid="009612ac"/>
    </style:style>
    <style:style style:name="T18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89" style:family="text">
      <style:text-properties officeooo:rsid="00b46ebb"/>
    </style:style>
    <style:style style:name="T190" style:family="text">
      <style:text-properties officeooo:rsid="015b285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officeooo:rsid="015b285c" style:font-style-asian="italic" style:font-style-complex="italic"/>
    </style:style>
    <style:style style:name="T193" style:family="text">
      <style:text-properties fo:font-style="italic" officeooo:rsid="01687153" style:font-style-asian="italic" style:font-style-complex="italic"/>
    </style:style>
    <style:style style:name="T194" style:family="text">
      <style:text-properties fo:font-style="italic" officeooo:rsid="01689835" style:font-style-asian="italic" style:font-style-complex="italic"/>
    </style:style>
    <style:style style:name="T195" style:family="text">
      <style:text-properties fo:font-style="italic" officeooo:rsid="0169b19e" style:font-style-asian="italic" style:font-style-complex="italic"/>
    </style:style>
    <style:style style:name="T196" style:family="text">
      <style:text-properties fo:font-style="italic" officeooo:rsid="016c6ae2" style:font-style-asian="italic" style:font-style-complex="italic"/>
    </style:style>
    <style:style style:name="T197" style:family="text">
      <style:text-properties fo:font-style="italic" officeooo:rsid="016def89" style:font-style-asian="italic" style:font-style-complex="italic"/>
    </style:style>
    <style:style style:name="T198" style:family="text">
      <style:text-properties fo:font-style="italic" officeooo:rsid="016f6784" style:font-style-asian="italic" style:font-style-complex="italic"/>
    </style:style>
    <style:style style:name="T199" style:family="text">
      <style:text-properties fo:font-style="italic" officeooo:rsid="01718c38" style:font-style-asian="italic" style:font-style-complex="italic"/>
    </style:style>
    <style:style style:name="T200" style:family="text">
      <style:text-properties fo:font-style="italic" officeooo:rsid="01706aad" style:font-style-asian="italic" style:font-style-complex="italic"/>
    </style:style>
    <style:style style:name="T201" style:family="text">
      <style:text-properties fo:font-style="italic" officeooo:rsid="01717120" style:font-style-asian="italic" style:font-style-complex="italic"/>
    </style:style>
    <style:style style:name="T202" style:family="text">
      <style:text-properties fo:font-style="italic" officeooo:rsid="0172ec21" style:font-style-asian="italic" style:font-style-complex="italic"/>
    </style:style>
    <style:style style:name="T203" style:family="text">
      <style:text-properties fo:font-style="italic" officeooo:rsid="0175fc28" style:font-style-asian="italic" style:font-style-complex="italic"/>
    </style:style>
    <style:style style:name="T204" style:family="text">
      <style:text-properties officeooo:rsid="01601a9d"/>
    </style:style>
    <style:style style:name="T205" style:family="text">
      <style:text-properties officeooo:rsid="016582f1"/>
    </style:style>
    <style:style style:name="T206" style:family="text">
      <style:text-properties officeooo:rsid="0165a6a7"/>
    </style:style>
    <style:style style:name="T207" style:family="text">
      <style:text-properties fo:font-style="normal" style:font-style-asian="normal" style:font-style-complex="normal"/>
    </style:style>
    <style:style style:name="T208" style:family="text">
      <style:text-properties fo:font-style="normal" officeooo:rsid="0166edbd" style:font-style-asian="normal" style:font-style-complex="normal"/>
    </style:style>
    <style:style style:name="T209" style:family="text">
      <style:text-properties fo:font-style="normal" officeooo:rsid="0167a2a0" style:font-style-asian="normal" style:font-style-complex="normal"/>
    </style:style>
    <style:style style:name="T210" style:family="text">
      <style:text-properties fo:font-style="normal" officeooo:rsid="01689835" style:font-style-asian="normal" style:font-style-complex="normal"/>
    </style:style>
    <style:style style:name="T211" style:family="text">
      <style:text-properties fo:font-style="normal" officeooo:rsid="0169b19e" style:font-style-asian="normal" style:font-style-complex="normal"/>
    </style:style>
    <style:style style:name="T212" style:family="text">
      <style:text-properties fo:font-style="normal" officeooo:rsid="01718c38" style:font-style-asian="normal" style:font-style-complex="normal"/>
    </style:style>
    <style:style style:name="T213" style:family="text">
      <style:text-properties fo:font-style="normal" officeooo:rsid="0172ec21" style:font-style-asian="normal" style:font-style-complex="normal"/>
    </style:style>
    <style:style style:name="T214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TODO</text:h>
      <text:p text:style-name="P34"><text:span text:style-name="T162">T</text:span><text:span text:style-name="T31">ry PyCharm IDE<text:line-break/></text:span><text:span text:style-name="T163">Konzept des HTTP Interceptors?</text:span></text:p>
      <text:h text:style-name="P38" text:outline-level="1">Ziel</text:h>
      <text:p text:style-name="P1">Sprachlehrer-Webseite für mich</text:p>
      <text:h text:style-name="P40" text:outline-level="1">Schritte</text:h>
      <text:p text:style-name="P41"/>
      <text:p text:style-name="P27"/>
      <text:p text:style-name="P37"><text:span text:style-name="T165">J</text:span><text:span text:style-name="T31">eder User hat persönliche Vokabel-Liste</text:span></text:p>
      <text:p text:style-name="P42"/>
      <text:p text:style-name="P43"><text:span text:style-name="T165">B</text:span><text:span text:style-name="T168">egrüßungsseite mit Name, Vorname, </text:span><text:span text:style-name="T177">zusätzlichen Infos</text:span><text:span text:style-name="T168"><text:line-break/>-</text:span><text:span text:style-name="T170">Wo sehe ich Felder für users? → Login as admin</text:span><text:span text:style-name="T168"><text:line-break/>-</text:span><text:span text:style-name="T169">Erweitere User-Model um Name, Vorname<text:tab/><text:tab/><text:tab/><text:tab/><text:tab/><text:tab/><text:tab/><text:tab/></text:span><text:span text:style-name="T173">v</text:span><text:span text:style-name="T169"><text:line-break/>- →</text:span><text:span text:style-name="T171"> django.contrib.auth hat bereits first_name etc.<text:line-break/>-</text:span><text:span text:style-name="T173">Erstelle Create Profile-Formular/List Profiles<text:line-break/>– </text:span><text:span text:style-name="T174">Warum werden Vocabs angezeigt? </text:span><text:span text:style-name="T175">(Welche Elemente notwendig?)<text:tab/><text:tab/><text:tab/><text:tab/></text:span><text:span text:style-name="T178">v</text:span><text:span text:style-name="T175"><text:line-break/>–→</text:span><text:span text:style-name="T176"> Register Profile with admin<text:line-break/>-</text:span><text:span text:style-name="T178">Pass all info in JSON<text:line-break/>-</text:span><text:span text:style-name="T179">Zeige Infos auf Begrüßungsseite an:<text:line-break/>--</text:span><text:span text:style-name="T183">Location</text:span><text:span text:style-name="T179"><text:line-break/>--</text:span><text:span text:style-name="T180">Upcoming courses<text:line-break/>--Finished courses<text:line-break/>--Learning protocol </text:span><text:span text:style-name="T181">link<text:line-break/>--</text:span><text:span text:style-name="T182">Folder link<text:line-break/>---</text:span><text:span text:style-name="T183">Update user model</text:span><text:span text:style-name="T172"><text:line-break/></text:span></text:p>
      <text:p text:style-name="Text_20_body"><text:span text:style-name="T165">Erstelle Begrüßungsseite, wo </text:span><text:span text:style-name="T167">Botschft vom Server angezeigt wird</text:span><text:span text:style-name="T168"><text:tab/><text:tab/><text:tab/><text:tab/><text:tab/>v</text:span><text:span text:style-name="T165"><text:line-break/>-</text:span><text:span text:style-name="T166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191">http://localhost:8000/login/</text:span></text:a><text:span text:style-name="T191"><text:line-break/></text:span><text:span text:style-name="T207">--</text:span><text:span text:style-name="T208">Request mit Token? </text:span><text:span text:style-name="T209">Noch nicht im Frontend implemetiert, Adresse: </text:span><text:span text:style-name="T193">token_auth<text:line-break/>-</text:span><text:span text:style-name="T194">Zeige „geheime“ Botschaft vom Server in accounts an, ansonsten „Keine Verbindung möglich“<text:line-break/>-</text:span><text:span text:style-name="T210">/</text:span><text:span text:style-name="T211">accounts sendet request zu </text:span><text:span text:style-name="T195">token_auth<text:line-break/>--Unauthorized→Wird</text:span><text:span text:style-name="T196"> Token mitgesendet? </text:span><text:span text:style-name="T197">Fehlt „Token“ vor C4t454…..? →</text:span><text:span text:style-name="T198"> JA!<text:tab/><text:tab/></text:span><text:span text:style-name="T199">v</text:span><text:span text:style-name="T197"><text:line-break/>---</text:span><text:span text:style-name="T198">Token wird irgendwo wieder zurück gesetzt („Token C4…“ → „C4...“) </text:span><text:span text:style-name="T200">WO?<text:line-break/></text:span><text:soft-page-break/><text:span text:style-name="T200">---→</text:span><text:span text:style-name="T201">Setze Header einfach jedes Mal vorm Absenden <text:line-break/>--</text:span><text:span text:style-name="T212">Kein „This“-Objekt bei </text:span><text:span text:style-name="T199">account/index.vue</text:span><text:span text:style-name="T203"><text:tab/><text:tab/><text:tab/><text:tab/><text:tab/><text:tab/><text:tab/><text:tab/>v</text:span><text:span text:style-name="T199"><text:line-break/>-- →</text:span><text:span text:style-name="T202"> </text:span><text:span text:style-name="T213">Anscheindend kann </text:span><text:span text:style-name="T202">.then</text:span><text:span text:style-name="T213">-Block </text:span><text:span text:style-name="T202">this </text:span><text:span text:style-name="T213">nicht referenzieren, wenn Request mit axios gesendet (wenn mit $http, dann schon)<text:line-break/></text:span><text:span text:style-name="T214">-- -&gt;</text:span> <text:span text:style-name="T191">beforeMount() {</text:span><text:span text:style-name="T203"> </text:span><text:span text:style-name="T191">let setMessage = this.setMessage</text:span><text:span text:style-name="T203">...</text:span></text:p>
      <text:p text:style-name="P26"/>
      <text:p text:style-name="P29">Links im Header werden ausklappbar, wenn Fenster kleiner<text:tab/><text:tab/><text:tab/><text:tab/><text:tab/><text:span text:style-name="T206">v</text:span><text:line-break/>-<text:span text:style-name="T205">Hide drop-down menu when links visible in header</text:span></text:p>
      <text:p text:style-name="P28">Login-Seite nur Verfügbar, wenn man nicht eingeloggt ist<text:tab/><text:tab/><text:tab/><text:tab/><text:tab/><text:tab/><text:span text:style-name="T204">v</text:span><text:line-break/>-<text:span text:style-name="T190">Welche Variable gibt dies an? -&gt;</text:span><text:span text:style-name="T192">isLoggedIn</text:span></text:p>
      <text:p text:style-name="P35"><text:span text:style-name="T88">E</text:span><text:span text:style-name="T31">dit-Funktion ist fehlerhaft (deutsch lässt sich nicht ändern)</text:span><text:span text:style-name="T164"><text:tab/><text:tab/><text:tab/><text:tab/><text:tab/>v</text:span></text:p>
      <text:p text:style-name="P36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7"><text:tab/><text:tab/><text:tab/><text:tab/><text:tab/><text:tab/><text:tab/><text:tab/><text:tab/>v<text:line-break/>-</text:span><text:span text:style-name="T128">Implementiere Auth Backend<text:line-break/></text:span><text:span text:style-name="T129"> -User-DB: Neues Model erstellen? Oder schon standardmäßig vorhanden?</text:span><text:span text:style-name="T130"> →Tutorial?<text:line-break/></text:span><text:span text:style-name="T131">-What shall view return? (token, user?)<text:line-break/></text:span><text:span text:style-name="T132">-Generated token c2a267ec7fbd19562bfb03754851ac4abedb87b6 for user horst<text:line-break/></text:span><text:span text:style-name="T133">-Send token to Server</text:span><text:span text:style-name="T135"> (Vue)</text:span><text:span text:style-name="T140"><text:tab/><text:tab/><text:tab/><text:tab/><text:tab/><text:tab/><text:tab/><text:tab/><text:tab/><text:tab/>v</text:span><text:span text:style-name="T134"><text:line-break/></text:span><text:span text:style-name="T110">--&gt; axios.defaults.headers.common['Authorization'] = 'Token c2a267ec7fbd19562bfb03754851ac4abedb87b6'</text:span><text:span text:style-name="T136"><text:line-break/></text:span><text:span text:style-name="T137">-</text:span><text:span text:style-name="T138">Login per username/ pwd, </text:span><text:span text:style-name="T137">Token-Generierung bei Login</text:span><text:span text:style-name="T139">:</text:span><text:span text:style-name="T141"><text:tab/><text:tab/><text:tab/><text:tab/><text:tab/><text:tab/>v</text:span><text:span text:style-name="T139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39">als view</text:span><text:span text:style-name="T110"> <text:line-break/></text:span><text:span text:style-name="T114">-</text:span><text:span text:style-name="T142">Sende login-Daten aus Login-Seite an Server</text:span><text:span text:style-name="T143"> (username statt email)<text:line-break/></text:span><text:span text:style-name="T144">--</text:span><text:span text:style-name="T145">Was passiert nach absenden? Wie muss request aussehen?<text:line-break/></text:span><text:soft-page-break/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6">Bad request: </text:span><text:span text:style-name="T147">Warum?</text:span><text:span text:style-name="T148"> -&gt;</text:span><text:span text:style-name="T118">username </text:span><text:span text:style-name="T148">statt </text:span><text:span text:style-name="T118">user<text:line-break/></text:span><text:span text:style-name="T119">-</text:span><text:span text:style-name="T149">Token wird </text:span><text:span text:style-name="T150">empfangen</text:span><text:span text:style-name="T149">, warum erfolgt keine Weiterleitung?</text:span><text:span text:style-name="T158"><text:tab/><text:tab/><text:tab/><text:tab/><text:tab/>v</text:span><text:span text:style-name="T149"><text:line-break/></text:span><text:span text:style-name="T151">--</text:span><text:span text:style-name="T153">Anscheinend ist Login noch nicht richtig verarbeitet, automatische WL zu "login"<text:line-break/></text:span><text:span text:style-name="T154">--WL zu "Vocabs" funktioniert<text:line-break/></text:span><text:span text:style-name="T155">--How to get access to global variables at any point? Debuggin in VS Code?</text:span><text:span text:style-name="T157"><text:tab/><text:tab/><text:tab/></text:span><text:span text:style-name="T155"><text:line-break/></text:span><text:span text:style-name="T156">--&gt;</text:span><text:span text:style-name="T120"> l</text:span><text:span text:style-name="T110">aunch.json: "sourceMaps": true,</text:span><text:span text:style-name="T120"> </text:span><text:span text:style-name="T156">add </text:span><text:span text:style-name="T120">debugger </text:span><text:span text:style-name="T156">to code<text:line-break/></text:span><text:span text:style-name="T157">--resp.token = undefined: Wie referenzieren?<text:line-break/></text:span><text:span text:style-name="T158">-"Wrong password"-message when credentials are wrong<text:line-break/></text:span><text:span text:style-name="T159">--How to handle reject from store.login?</text:span><text:span text:style-name="T160"> →catch(err)<text:line-break/></text:span><text:span text:style-name="T152">--Gehe zurück zum Commit für Mock-Backend-Login: Was ist anders?</text:span><text:span text:style-name="T143"><text:line-break/></text:span><text:span text:style-name="T136">--Daten für persönliche Begrüßungsseite (Voller Name) von BE an FE<text:line-break/>--Persönliche Begrüßungsseite im FE erstellen</text:span></text:p>
      <text:p text:style-name="P25"/>
      <text:p text:style-name="P3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4">app.vue:</text:p>
          <text:list>
            <text:list-item>
              <text:p text:style-name="P44">created(): if authenticated then dispatch user request</text:p>
            </text:list-item>
          </text:list>
        </text:list-item>
        <text:list-item>
          <text:p text:style-name="P44">home/index.vue: </text:p>
          <text:list>
            <text:list-item>
              <text:p text:style-name="P45">&lt;template&gt;: If not authenticated, then show introductory message</text:p>
            </text:list-item>
            <text:list-item>
              <text:p text:style-name="P48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6">login/index.vue:</text:p>
          <text:list>
            <text:list-item>
              <text:p text:style-name="P47"><text:soft-page-break/><text:span text:style-name="T67">login(): </text:span><text:span text:style-name="T31">this.$store.dispatch(AUTH_REQUEST, { username, password }).then(() =&gt; {<text:line-break/></text:span>this.$router.push('/')<text:span text:style-name="T189">....</text:span></text:p>
            </text:list-item>
          </text:list>
        </text:list-item>
        <text:list-item>
          <text:p text:style-name="P47"/>
          <text:list>
            <text:list-item>
              <text:p text:style-name="P46"/>
            </text:list-item>
            <text:list-item>
              <text:p text:style-name="P45">--</text:p>
            </text:list-item>
          </text:list>
        </text:list-item>
      </text:list>
      <text:p text:style-name="P24"/>
      <text:p text:style-name="P24"/>
      <text:p text:style-name="P3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85">input</text:span><text:span text:style-name="T186"> </text:span><text:span text:style-name="T187">type</text:span><text:span text:style-name="T186">=</text:span><text:span text:style-name="T188">"checkbox"</text:span><text:span text:style-name="T186"> </text:span><text:span text:style-name="T187">:value</text:span><text:span text:style-name="T186">="</text:span><text:span text:style-name="T187">vocab</text:span><text:span text:style-name="T186">.</text:span><text:span text:style-name="T187">german</text:span><text:span text:style-name="T186">" </text:span><text:span text:style-name="T187">v-model</text:span><text:span text:style-name="T186">="</text:span><text:span text:style-name="T187">selected</text:span><text:span text:style-name="T186">"<text:line-break/></text:span><text:span text:style-name="T18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><text:soft-page-break/></text:p>
      <text:p text:style-name="P23"/>
      <text:p text:style-name="P3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0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<text:soft-pag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</text:span><text:soft-page-break/><text:span text:style-name="T10"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30T17:03:48.647000000</dc:date>
    <meta:editing-duration>P39DT20H46M47S</meta:editing-duration>
    <meta:editing-cycles>348</meta:editing-cycles>
    <meta:document-statistic meta:table-count="0" meta:image-count="0" meta:object-count="0" meta:page-count="7" meta:paragraph-count="49" meta:word-count="1345" meta:character-count="10120" meta:non-whitespace-character-count="8259"/>
  </office:meta>
</office:document-meta>
</file>